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4"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7" style:family="table-cell" style:parent-style-name="Default" style:data-style-name="N0">
      <style:table-cell-properties style:vertical-align="automatic"/>
    </style:style>
    <style:style style:name="ce29" style:family="table-cell" style:parent-style-name="Default" style:data-style-name="N0">
      <style:text-properties fo:font-size="14pt" fo:font-weight="bold" style:font-size-asian="14pt" style:font-weight-asian="bold" style:font-size-complex="14pt" style:font-weight-complex="bold"/>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3"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style:vertical-align="top"/>
    </style:style>
    <style:style style:name="ce57"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3" table:number-columns-repeated="60" table:default-cell-style-name="ce24"/>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7" office:value-type="string" calcext:value-type="string">
            <text:p>Ecoverse</text:p>
          </table:table-cell>
          <table:table-cell table:style-name="ce27" office:value-type="string" calcext:value-type="string">
            <text:p>Information about the Ecoverse</text:p>
          </table:table-cell>
          <table:table-cell table:number-columns-repeated="62"/>
        </table:table-row>
        <table:table-row table:style-name="ro3">
          <table:table-cell table:style-name="ce27" office:value-type="string" calcext:value-type="string">
            <text:p>Groups</text:p>
          </table:table-cell>
          <table:table-cell table:style-name="ce27" office:value-type="string" calcext:value-type="string">
            <text:p>The list of user groups at the ecoverse level</text:p>
          </table:table-cell>
          <table:table-cell table:number-columns-repeated="62"/>
        </table:table-row>
        <table:table-row table:style-name="ro3">
          <table:table-cell table:style-name="ce27" office:value-type="string" calcext:value-type="string">
            <text:p>Challenges</text:p>
          </table:table-cell>
          <table:table-cell table:style-name="ce27" office:value-type="string" calcext:value-type="string">
            <text:p>List of challenges</text:p>
          </table:table-cell>
          <table:table-cell table:number-columns-repeated="62"/>
        </table:table-row>
        <table:table-row table:style-name="ro3">
          <table:table-cell table:style-name="ce27" office:value-type="string" calcext:value-type="string">
            <text:p>Opportunities</text:p>
          </table:table-cell>
          <table:table-cell table:style-name="ce27" office:value-type="string" calcext:value-type="string">
            <text:p>List of opportunities, plus which challenge each belongs to</text:p>
          </table:table-cell>
          <table:table-cell table:number-columns-repeated="62"/>
        </table:table-row>
        <table:table-row table:style-name="ro1">
          <table:table-cell table:style-name="ce27" office:value-type="string" calcext:value-type="string">
            <text:p>Organizations</text:p>
          </table:table-cell>
          <table:table-cell table:style-name="ce27" office:value-type="string" calcext:value-type="string">
            <text:p>The list of organisations for the ecoverse. First entry is the Ecoverse Host.</text:p>
          </table:table-cell>
          <table:table-cell table:number-columns-repeated="62"/>
        </table:table-row>
        <table:table-row table:style-name="ro3">
          <table:table-cell table:style-name="ce27" office:value-type="string" calcext:value-type="string">
            <text:p>Users</text:p>
          </table:table-cell>
          <table:table-cell table:style-name="ce27"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1"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9" office:value-type="string" calcext:value-type="string">
            <text:p>Parameters</text:p>
          </table:table-cell>
          <table:table-cell table:number-columns-repeated="63"/>
        </table:table-row>
        <table:table-row table:style-name="ro1">
          <table:table-cell table:style-name="ce31" office:value-type="string" calcext:value-type="string">
            <text:p>Content base URL</text:p>
          </table:table-cell>
          <table:table-cell table:style-name="ce3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2" office:value-type="string" calcext:value-type="string">
            <text:p>IPFS HTTP Gateway</text:p>
          </table:table-cell>
          <table:table-cell table:style-name="ce3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2" office:value-type="string" calcext:value-type="string">
            <text:p>IPFS CID</text:p>
          </table:table-cell>
          <table:table-cell table:style-name="ce32"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Ecoverse" table:style-name="ta1">
        <table:table-column table:style-name="co5" table:default-cell-style-name="ce24"/>
        <table:table-column table:style-name="co6" table:default-cell-style-name="ce24"/>
        <table:table-column table:style-name="co7" table:number-columns-repeated="2" table:default-cell-style-name="ce24"/>
        <table:table-column table:style-name="co8" table:default-cell-style-name="ce52"/>
        <table:table-column table:style-name="co9" table:default-cell-style-name="ce52"/>
        <table:table-column table:style-name="co10" table:default-cell-style-name="ce52"/>
        <table:table-column table:style-name="co3" table:default-cell-style-name="ce24"/>
        <table:table-column table:style-name="co11" table:number-columns-repeated="3" table:default-cell-style-name="ce24"/>
        <table:table-column table:style-name="co12" table:default-cell-style-name="ce24"/>
        <table:table-column table:style-name="co11" table:number-columns-repeated="2" table:default-cell-style-name="ce24"/>
        <table:table-column table:style-name="co13" table:default-cell-style-name="ce24"/>
        <table:table-column table:style-name="co11" table:default-cell-style-name="Default"/>
        <table:table-column table:style-name="co3" table:number-columns-repeated="52"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HOST</text:p>
          </table:table-cell>
          <table:table-cell table:style-name="ce38"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table-cell table:style-name="ce53"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27" office:value-type="string" calcext:value-type="string">
            <text:p>eco1</text:p>
          </table:table-cell>
          <table:table-cell table:style-name="ce27" office:value-type="string" calcext:value-type="string">
            <text:p>eco1host</text:p>
          </table:table-cell>
          <table:table-cell table:style-name="ce27"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7" office:value-type="string" calcext:value-type="string">
            <text:p>Everyone</text:p>
          </table:table-cell>
          <table:table-cell table:style-name="ce32"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31" office:value-type="string" calcext:value-type="string">
            <text:p>sdgs-ecoverse-background.jpg</text:p>
          </table:table-cell>
          <table:table-cell table:style-name="ce31"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2" office:value-type="string" calcext:value-type="string">
            <text:p>https://sdgs.un.org/themes/custom/porto/assets/goals/global-goals.png</text:p>
          </table:table-cell>
          <table:table-cell table:style-name="ce4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24"/>
        <table:table-column table:style-name="co15" table:default-cell-style-name="ce24"/>
        <table:table-column table:style-name="co16" table:default-cell-style-name="ce24"/>
        <table:table-column table:style-name="co12" table:default-cell-style-name="ce24"/>
        <table:table-column table:style-name="co17" table:default-cell-style-name="ce24"/>
        <table:table-column table:style-name="co3"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3" table:default-cell-style-name="ce24"/>
        <table:table-column table:style-name="co22" table:default-cell-style-name="ce24"/>
        <table:table-column table:style-name="co3" table:number-columns-repeated="50"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VISION</text:p>
          </table:table-cell>
          <table:table-cell table:style-name="ce38" office:value-type="string" calcext:value-type="string">
            <text:p>BACKGROUND</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53" office:value-type="string" calcext:value-type="string">
            <text:p>REF_JITSI</text:p>
          </table:table-cell>
          <table:table-cell table:style-name="ce38" office:value-type="string" calcext:value-type="string">
            <text:p>REF_VIDEO</text:p>
          </table:table-cell>
          <table:table-cell table:style-name="ce53" table:number-columns-repeated="13"/>
          <table:table-cell table:number-columns-repeated="37"/>
        </table:table-row>
        <table:table-row table:style-name="ro6">
          <table:table-cell table:style-name="ce31" office:value-type="string" calcext:value-type="string">
            <text:p>02 Zero Hunger</text:p>
          </table:table-cell>
          <table:table-cell table:number-columns-repeated="2" table:style-name="ce27" office:value-type="string" calcext:value-type="string">
            <text:p>Food</text:p>
          </table:table-cell>
          <table:table-cell table:style-name="ce27"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7" office:value-type="string" calcext:value-type="string">
            <text:p>End hunger, achieve food security and improved nutrition and promote sustainable agriculture</text:p>
          </table:table-cell>
          <table:table-cell table:style-name="ce2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7" office:value-type="string" calcext:value-type="string">
            <text:p>Global community</text:p>
          </table:table-cell>
          <table:table-cell table:style-name="ce32"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Ecoverse.$B$2]&amp;&quot;_&quot;&amp;[.B2]" office:value-type="string" office:string-value="https://meet.jit.si/ecoverse_eco1_Food" calcext:value-type="string">
            <text:p>https://meet.jit.si/ecoverse_eco1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31" office:value-type="string" calcext:value-type="string">
            <text:p>07 Affordable And Clean Energy</text:p>
          </table:table-cell>
          <table:table-cell table:style-name="ce27" office:value-type="string" calcext:value-type="string">
            <text:p>energy</text:p>
          </table:table-cell>
          <table:table-cell table:style-name="ce27" office:value-type="string" calcext:value-type="string">
            <text:p>Energy</text:p>
          </table:table-cell>
          <table:table-cell table:style-name="ce27"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ccess to affordable, reliable, sustainable and modern energy for all</text:p>
          </table:table-cell>
          <table:table-cell table:style-name="ce2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7" office:value-type="string" calcext:value-type="string">
            <text:p>Global community</text:p>
          </table:table-cell>
          <table:table-cell table:style-name="ce32"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3]" office:value-type="string" office:string-value="https://meet.jit.si/ecoverse_eco1_energy" calcext:value-type="string">
            <text:p>https://meet.jit.si/ecoverse_eco1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31" office:value-type="string" calcext:value-type="string">
            <text:p>06 Clean Water And Sanitation</text:p>
          </table:table-cell>
          <table:table-cell table:style-name="ce27" office:value-type="string" calcext:value-type="string">
            <text:p>water</text:p>
          </table:table-cell>
          <table:table-cell table:style-name="ce27"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7" office:value-type="string" calcext:value-type="string">
            <text:p>Global community</text:p>
          </table:table-cell>
          <table:table-cell table:style-name="ce32"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7"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Ecoverse.$B$2]&amp;&quot;_&quot;&amp;[.B4]" office:value-type="string" office:string-value="https://meet.jit.si/ecoverse_eco1_water" calcext:value-type="string">
            <text:p>https://meet.jit.si/ecoverse_eco1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31" office:value-type="string" calcext:value-type="string">
            <text:p>13 Climate Action</text:p>
          </table:table-cell>
          <table:table-cell table:style-name="ce27" office:value-type="string" calcext:value-type="string">
            <text:p>climate</text:p>
          </table:table-cell>
          <table:table-cell table:style-name="ce27"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Ecoverse.$B$2]&amp;&quot;_&quot;&amp;[.B5]" office:value-type="string" office:string-value="https://meet.jit.si/ecoverse_eco1_climate" calcext:value-type="string">
            <text:p>https://meet.jit.si/ecoverse_eco1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1" office:value-type="string" calcext:value-type="string">
            <text:p>01 No Poverty</text:p>
          </table:table-cell>
          <table:table-cell table:style-name="ce27" office:value-type="string" calcext:value-type="string">
            <text:p>ch1</text:p>
          </table:table-cell>
          <table:table-cell table:style-name="ce27" office:value-type="string" calcext:value-type="string">
            <text:p>Climate</text:p>
          </table:table-cell>
          <table:table-cell table:style-name="ce35" office:value-type="string" calcext:value-type="string">
            <text:p>End poverty in all its forms everywher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Ecoverse.$B$2]&amp;&quot;_&quot;&amp;[.B6]" office:value-type="string" office:string-value="https://meet.jit.si/ecoverse_eco1_ch1" calcext:value-type="string">
            <text:p>https://meet.jit.si/ecoverse_eco1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3 Good Health And Well-Being</text:p>
          </table:table-cell>
          <table:table-cell table:style-name="ce27" office:value-type="string" calcext:value-type="string">
            <text:p>ch3</text:p>
          </table:table-cell>
          <table:table-cell table:style-name="ce27" office:value-type="string" calcext:value-type="string">
            <text:p>Food</text:p>
          </table:table-cell>
          <table:table-cell table:style-name="ce35" office:value-type="string" calcext:value-type="string">
            <text:p>Ensure healthy lives and promote well-being for all at all ages </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Ecoverse.$B$2]&amp;&quot;_&quot;&amp;[.B7]" office:value-type="string" office:string-value="https://meet.jit.si/ecoverse_eco1_ch3" calcext:value-type="string">
            <text:p>https://meet.jit.si/ecoverse_eco1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4 Quality Education</text:p>
          </table:table-cell>
          <table:table-cell table:style-name="ce27" office:value-type="string" calcext:value-type="string">
            <text:p>ch4</text:p>
          </table:table-cell>
          <table:table-cell table:style-name="ce27" office:value-type="string" calcext:value-type="string">
            <text:p>Food</text:p>
          </table:table-cell>
          <table:table-cell table:style-name="ce35" office:value-type="string" calcext:value-type="string">
            <text:p>Ensure inclusive and equitable quality education and promote lifelong learning opportunities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Ecoverse.$B$2]&amp;&quot;_&quot;&amp;[.B8]" office:value-type="string" office:string-value="https://meet.jit.si/ecoverse_eco1_ch4" calcext:value-type="string">
            <text:p>https://meet.jit.si/ecoverse_eco1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5 Gender Equality</text:p>
          </table:table-cell>
          <table:table-cell table:style-name="ce27" office:value-type="string" calcext:value-type="string">
            <text:p>ch5</text:p>
          </table:table-cell>
          <table:table-cell table:style-name="ce27" office:value-type="string" calcext:value-type="string">
            <text:p>Food</text:p>
          </table:table-cell>
          <table:table-cell table:style-name="ce35" office:value-type="string" calcext:value-type="string">
            <text:p>Achieve gender equality and empower all women and gir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Ecoverse.$B$2]&amp;&quot;_&quot;&amp;[.B9]" office:value-type="string" office:string-value="https://meet.jit.si/ecoverse_eco1_ch5" calcext:value-type="string">
            <text:p>https://meet.jit.si/ecoverse_eco1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8 Decent Work And Economic Growth</text:p>
          </table:table-cell>
          <table:table-cell table:style-name="ce27" office:value-type="string" calcext:value-type="string">
            <text:p>ch8</text:p>
          </table:table-cell>
          <table:table-cell table:style-name="ce27" office:value-type="string" calcext:value-type="string">
            <text:p>Energy</text:p>
          </table:table-cell>
          <table:table-cell table:style-name="ce35" office:value-type="string" calcext:value-type="string">
            <text:p>Promote sustained, inclusive and sustainable economic growth, full and productive employment and decent work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Ecoverse.$B$2]&amp;&quot;_&quot;&amp;[.B10]" office:value-type="string" office:string-value="https://meet.jit.si/ecoverse_eco1_ch8" calcext:value-type="string">
            <text:p>https://meet.jit.si/ecoverse_eco1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9 Industrial, Innovation + Infrastructure</text:p>
          </table:table-cell>
          <table:table-cell table:style-name="ce27" office:value-type="string" calcext:value-type="string">
            <text:p>ch9</text:p>
          </table:table-cell>
          <table:table-cell table:style-name="ce27" office:value-type="string" calcext:value-type="string">
            <text:p>Energy</text:p>
          </table:table-cell>
          <table:table-cell table:style-name="ce35" office:value-type="string" calcext:value-type="string">
            <text:p>Build resilient infrastructure, promote inclusive and sustainable industrialization and foster innovation.</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Ecoverse.$B$2]&amp;&quot;_&quot;&amp;[.B11]" office:value-type="string" office:string-value="https://meet.jit.si/ecoverse_eco1_ch9" calcext:value-type="string">
            <text:p>https://meet.jit.si/ecoverse_eco1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0 Reduced Inequalities</text:p>
          </table:table-cell>
          <table:table-cell table:style-name="ce27" office:value-type="string" calcext:value-type="string">
            <text:p>ch10</text:p>
          </table:table-cell>
          <table:table-cell table:style-name="ce27" office:value-type="string" calcext:value-type="string">
            <text:p>Energy</text:p>
          </table:table-cell>
          <table:table-cell table:style-name="ce35" office:value-type="string" calcext:value-type="string">
            <text:p>Reduce inequality within and among countrie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Ecoverse.$B$2]&amp;&quot;_&quot;&amp;[.B12]" office:value-type="string" office:string-value="https://meet.jit.si/ecoverse_eco1_ch10" calcext:value-type="string">
            <text:p>https://meet.jit.si/ecoverse_eco1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1 Sustainable Cities and Communities</text:p>
          </table:table-cell>
          <table:table-cell table:style-name="ce27" office:value-type="string" calcext:value-type="string">
            <text:p>ch11</text:p>
          </table:table-cell>
          <table:table-cell table:style-name="ce27" office:value-type="string" calcext:value-type="string">
            <text:p>Energy</text:p>
          </table:table-cell>
          <table:table-cell table:style-name="ce35" office:value-type="string" calcext:value-type="string">
            <text:p>Make cities and human settlements inclusive, safe, resilient and sustainabl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Ecoverse.$B$2]&amp;&quot;_&quot;&amp;[.B13]" office:value-type="string" office:string-value="https://meet.jit.si/ecoverse_eco1_ch11" calcext:value-type="string">
            <text:p>https://meet.jit.si/ecoverse_eco1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2 Responsible Consumption + Production</text:p>
          </table:table-cell>
          <table:table-cell table:style-name="ce27" office:value-type="string" calcext:value-type="string">
            <text:p>ch12</text:p>
          </table:table-cell>
          <table:table-cell table:style-name="ce27" office:value-type="string" calcext:value-type="string">
            <text:p>Energy</text:p>
          </table:table-cell>
          <table:table-cell table:style-name="ce35" office:value-type="string" calcext:value-type="string">
            <text:p>Ensure sustainable consumption and production pattern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Ecoverse.$B$2]&amp;&quot;_&quot;&amp;[.B14]" office:value-type="string" office:string-value="https://meet.jit.si/ecoverse_eco1_ch12" calcext:value-type="string">
            <text:p>https://meet.jit.si/ecoverse_eco1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4 Life Below Water</text:p>
          </table:table-cell>
          <table:table-cell table:style-name="ce27" office:value-type="string" calcext:value-type="string">
            <text:p>ch14</text:p>
          </table:table-cell>
          <table:table-cell table:style-name="ce27" office:value-type="string" calcext:value-type="string">
            <text:p>Energy</text:p>
          </table:table-cell>
          <table:table-cell table:style-name="ce35" office:value-type="string" calcext:value-type="string">
            <text:p>Conserve and sustainably use the oceans, seas and marine resources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Ecoverse.$B$2]&amp;&quot;_&quot;&amp;[.B15]" office:value-type="string" office:string-value="https://meet.jit.si/ecoverse_eco1_ch14" calcext:value-type="string">
            <text:p>https://meet.jit.si/ecoverse_eco1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5 Life On Land</text:p>
          </table:table-cell>
          <table:table-cell table:style-name="ce27" office:value-type="string" calcext:value-type="string">
            <text:p>ch15</text:p>
          </table:table-cell>
          <table:table-cell table:style-name="ce27" office:value-type="string" calcext:value-type="string">
            <text:p>Energy</text:p>
          </table:table-cell>
          <table:table-cell table:style-name="ce35"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Ecoverse.$B$2]&amp;&quot;_&quot;&amp;[.B16]" office:value-type="string" office:string-value="https://meet.jit.si/ecoverse_eco1_ch15" calcext:value-type="string">
            <text:p>https://meet.jit.si/ecoverse_eco1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6 Peace, Justice And Strong Institutions</text:p>
          </table:table-cell>
          <table:table-cell table:style-name="ce27" office:value-type="string" calcext:value-type="string">
            <text:p>ch16</text:p>
          </table:table-cell>
          <table:table-cell table:style-name="ce27" office:value-type="string" calcext:value-type="string">
            <text:p>Energy</text:p>
          </table:table-cell>
          <table:table-cell table:style-name="ce35" office:value-type="string" calcext:value-type="string">
            <text:p>Promote peaceful and inclusive societies for sustainable development, provide access to justice for all and build effective, accountable and inclusive institutions at all leve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Ecoverse.$B$2]&amp;&quot;_&quot;&amp;[.B17]" office:value-type="string" office:string-value="https://meet.jit.si/ecoverse_eco1_ch16" calcext:value-type="string">
            <text:p>https://meet.jit.si/ecoverse_eco1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7 Partnerships For The Goals</text:p>
          </table:table-cell>
          <table:table-cell table:style-name="ce27" office:value-type="string" calcext:value-type="string">
            <text:p>ch17</text:p>
          </table:table-cell>
          <table:table-cell table:style-name="ce27" office:value-type="string" calcext:value-type="string">
            <text:p>Energy</text:p>
          </table:table-cell>
          <table:table-cell table:style-name="ce35" office:value-type="string" calcext:value-type="string">
            <text:p>Strengthen the means of implementation and revitalize the global partnership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Ecoverse.$B$2]&amp;&quot;_&quot;&amp;[.B18]" office:value-type="string" office:string-value="https://meet.jit.si/ecoverse_eco1_ch17" calcext:value-type="string">
            <text:p>https://meet.jit.si/ecoverse_eco1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14" table:default-cell-style-name="ce24"/>
        <table:table-column table:style-name="co17" table:default-cell-style-name="ce24"/>
        <table:table-column table:style-name="co3" table:default-cell-style-name="ce24"/>
        <table:table-column table:style-name="co28" table:default-cell-style-name="ce24"/>
        <table:table-column table:style-name="co29" table:number-columns-repeated="5" table:default-cell-style-name="ce24"/>
        <table:table-column table:style-name="co30" table:default-cell-style-name="ce24"/>
        <table:table-column table:style-name="co3" table:number-columns-repeated="52" table:default-cell-style-name="ce24"/>
        <table:table-row table:style-name="ro4">
          <table:table-cell table:style-name="ce38" office:value-type="string" calcext:value-type="string">
            <text:p>ID</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VIDEO</text:p>
          </table:table-cell>
          <table:table-cell table:style-name="ce45" office:value-type="string" calcext:value-type="string">
            <text:p>REF_JITSI</text:p>
          </table:table-cell>
          <table:table-cell table:style-name="ce53" table:number-columns-repeated="14"/>
          <table:table-cell table:number-columns-repeated="38"/>
        </table:table-row>
        <table:table-row table:style-name="ro13">
          <table:table-cell table:style-name="ce27" office:value-type="float" office:value="1" calcext:value-type="float">
            <text:p>1</text:p>
          </table:table-cell>
          <table:table-cell table:style-name="ce27" office:value-type="string" calcext:value-type="string">
            <text:p>Rural Development</text:p>
          </table:table-cell>
          <table:table-cell table:style-name="ce27" office:value-type="string" calcext:value-type="string">
            <text:p>rural</text:p>
          </table:table-cell>
          <table:table-cell table:style-name="ce46" office:value-type="string" calcext:value-type="string">
            <text:p>food</text:p>
          </table:table-cell>
          <table:table-cell table:style-name="ce27" office:value-type="string" calcext:value-type="string">
            <text:p>Tagline for rural development opportunity</text:p>
          </table:table-cell>
          <table:table-cell table:style-name="ce27"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7"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1"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Ecoverse.$B$2]&amp;&quot;_&quot;&amp;[.C2]" office:value-type="string" office:string-value="https://meet.jit.si/ecoverse_eco1_rural" calcext:value-type="string">
            <text:p>https://meet.jit.si/ecoverse_eco1_rural</text:p>
          </table:table-cell>
          <table:table-cell table:number-columns-repeated="52"/>
        </table:table-row>
        <table:table-row table:style-name="ro14">
          <table:table-cell table:style-name="ce27" office:value-type="float" office:value="2" calcext:value-type="float">
            <text:p>2</text:p>
          </table:table-cell>
          <table:table-cell table:style-name="ce27" office:value-type="string" calcext:value-type="string">
            <text:p>Food security and nutrition and sustainable agriculture</text:p>
          </table:table-cell>
          <table:table-cell table:style-name="ce27" office:value-type="string" calcext:value-type="string">
            <text:p>food-sec</text:p>
          </table:table-cell>
          <table:table-cell table:style-name="ce46" office:value-type="string" calcext:value-type="string">
            <text:p>food</text:p>
          </table:table-cell>
          <table:table-cell table:style-name="ce27" office:value-type="string" calcext:value-type="string">
            <text:p>In case of meaningful opportunity title, no point of tagline</text:p>
          </table:table-cell>
          <table:table-cell table:style-name="ce2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Ecoverse.$B$2]&amp;&quot;_&quot;&amp;[.C3]" office:value-type="string" office:string-value="https://meet.jit.si/ecoverse_eco1_food-sec" calcext:value-type="string">
            <text:p>https://meet.jit.si/ecoverse_eco1_food-sec</text:p>
          </table:table-cell>
          <table:table-cell table:number-columns-repeated="52"/>
        </table:table-row>
        <table:table-row table:style-name="ro15">
          <table:table-cell table:style-name="ce27" office:value-type="float" office:value="3" calcext:value-type="float">
            <text:p>3</text:p>
          </table:table-cell>
          <table:table-cell table:style-name="ce27" office:value-type="string" calcext:value-type="string">
            <text:p>Energy</text:p>
          </table:table-cell>
          <table:table-cell table:style-name="ce27" office:value-type="string" calcext:value-type="string">
            <text:p>energyOP</text:p>
          </table:table-cell>
          <table:table-cell table:style-name="ce46" office:value-type="string" calcext:value-type="string">
            <text:p>energy</text:p>
          </table:table-cell>
          <table:table-cell table:style-name="ce27" office:value-type="string" calcext:value-type="string">
            <text:p>Ensuring access to affordable, reliable, sustainable and modern energy for all will open a new world of opportunities for billions of people</text:p>
          </table:table-cell>
          <table:table-cell table:style-name="ce2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7"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1"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Ecoverse.$B$2]&amp;&quot;_&quot;&amp;[.C4]" office:value-type="string" office:string-value="https://meet.jit.si/ecoverse_eco1_energyOP" calcext:value-type="string">
            <text:p>https://meet.jit.si/ecoverse_eco1_energyOP</text:p>
          </table:table-cell>
          <table:table-cell table:number-columns-repeated="52"/>
        </table:table-row>
        <table:table-row table:style-name="ro16">
          <table:table-cell table:style-name="ce27" office:value-type="float" office:value="4" calcext:value-type="float">
            <text:p>4</text:p>
          </table:table-cell>
          <table:table-cell table:style-name="ce27" office:value-type="string" calcext:value-type="string">
            <text:p>Water and sanitation</text:p>
          </table:table-cell>
          <table:table-cell table:style-name="ce27" office:value-type="string" calcext:value-type="string">
            <text:p>water-sanit</text:p>
          </table:table-cell>
          <table:table-cell table:style-name="ce46"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7"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7" office:value-type="string" calcext:value-type="string">
            <text:p>Ensure availability and sustainable management of water and sanita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5]" office:value-type="string" office:string-value="https://meet.jit.si/ecoverse_eco1_water-sanit" calcext:value-type="string">
            <text:p>https://meet.jit.si/ecoverse_eco1_water-sanit</text:p>
          </table:table-cell>
          <table:table-cell table:number-columns-repeated="52"/>
        </table:table-row>
        <table:table-row table:style-name="ro17">
          <table:table-cell table:style-name="ce27" office:value-type="float" office:value="5" calcext:value-type="float">
            <text:p>5</text:p>
          </table:table-cell>
          <table:table-cell table:style-name="ce27" office:value-type="string" calcext:value-type="string">
            <text:p>Atmosphere</text:p>
          </table:table-cell>
          <table:table-cell table:style-name="ce27" office:value-type="string" calcext:value-type="string">
            <text:p>atmosphere</text:p>
          </table:table-cell>
          <table:table-cell table:style-name="ce46"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1"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Ecoverse.$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24"/>
        <table:table-column table:style-name="co32" table:default-cell-style-name="ce24"/>
        <table:table-column table:style-name="co33" table:default-cell-style-name="ce24"/>
        <table:table-column table:style-name="co34" table:number-columns-repeated="61"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24"/>
        <table:table-column table:style-name="co36" table:number-columns-repeated="2" table:default-cell-style-name="ce24"/>
        <table:table-column table:style-name="co37" table:default-cell-style-name="ce24"/>
        <table:table-column table:style-name="co5" table:default-cell-style-name="ce24"/>
        <table:table-column table:style-name="co38" table:default-cell-style-name="ce24"/>
        <table:table-column table:style-name="co34" table:number-columns-repeated="58"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style-name="ce53" office:value-type="string" calcext:value-type="string">
            <text:p>ACTOR_GROUP</text:p>
          </table:table-cell>
          <table:table-cell table:style-name="ce53" office:value-type="string" calcext:value-type="string">
            <text:p>VALUE</text:p>
          </table:table-cell>
          <table:table-cell table:style-name="ce53"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7"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24"/>
        <table:table-column table:style-name="co40" table:default-cell-style-name="ce24"/>
        <table:table-column table:style-name="co41" table:default-cell-style-name="ce24"/>
        <table:table-column table:style-name="co42" table:default-cell-style-name="ce24"/>
        <table:table-column table:style-name="co40" table:default-cell-style-name="ce24"/>
        <table:table-column table:style-name="co43" table:default-cell-style-name="ce24"/>
        <table:table-column table:style-name="co34" table:number-columns-repeated="58" table:default-cell-style-name="ce24"/>
        <table:table-row table:style-name="ro3">
          <table:table-cell table:style-name="ce53" office:value-type="string" calcext:value-type="string">
            <text:p>TYPE</text:p>
          </table:table-cell>
          <table:table-cell table:style-name="ce53" office:value-type="string" calcext:value-type="string">
            <text:p>ACTOR_NAME</text:p>
          </table:table-cell>
          <table:table-cell table:style-name="ce53" office:value-type="string" calcext:value-type="string">
            <text:p>ACTOR_TYPE</text:p>
          </table:table-cell>
          <table:table-cell table:style-name="ce53" office:value-type="string" calcext:value-type="string">
            <text:p>ACTOR_ROL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7"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24"/>
        <table:table-column table:style-name="co45" table:default-cell-style-name="ce24"/>
        <table:table-column table:style-name="co3" table:default-cell-style-name="ce24"/>
        <table:table-column table:style-name="co46" table:default-cell-style-name="ce24"/>
        <table:table-column table:style-name="co47" table:default-cell-style-name="ce24"/>
        <table:table-column table:style-name="co34" table:number-columns-repeated="59" table:default-cell-style-name="ce24"/>
        <table:table-row table:style-name="ro3">
          <table:table-cell table:style-name="ce53" office:value-type="string" calcext:value-type="string">
            <text:p>TITLE</text:p>
          </table:table-cell>
          <table:table-cell table:style-name="ce53" office:value-type="string" calcext:value-type="string">
            <text:p>FRAMING</text:p>
          </table:table-cell>
          <table:table-cell table:style-name="ce53" office:value-type="string" calcext:value-type="string">
            <text:p>EXPLANATION</text:p>
          </table:table-cell>
          <table:table-cell table:style-name="ce53" office:value-type="string" calcext:value-type="string">
            <text:p>OPPORTUNITY</text:p>
          </table:table-cell>
          <table:table-cell table:style-name="ce53"/>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7"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8" table:default-cell-style-name="ce24"/>
        <table:table-column table:style-name="co49" table:number-columns-repeated="2" table:default-cell-style-name="ce24"/>
        <table:table-column table:style-name="co50" table:default-cell-style-name="ce24"/>
        <table:table-column table:style-name="co51" table:number-columns-repeated="2" table:default-cell-style-name="ce24"/>
        <table:table-column table:style-name="co3" table:number-columns-repeated="58"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45" office:value-type="string" calcext:value-type="string">
            <text:p>AVATAR_FILE</text:p>
          </table:table-cell>
          <table:table-cell table:style-name="ce45" office:value-type="string" calcext:value-type="string">
            <text:p>AVATAR</text:p>
          </table:table-cell>
          <table:table-cell table:style-name="ce53" table:number-columns-repeated="14"/>
          <table:table-cell table:number-columns-repeated="44"/>
        </table:table-row>
        <table:table-row table:style-name="ro3">
          <table:table-cell table:style-name="ce27" office:value-type="string" calcext:value-type="string">
            <text:p>UnitedNations</text:p>
          </table:table-cell>
          <table:table-cell table:style-name="ce27" office:value-type="string" calcext:value-type="string">
            <text:p>united-nations</text:p>
          </table:table-cell>
          <table:table-cell table:style-name="ce27" office:value-type="string" calcext:value-type="string">
            <text:p>The United Nations</text:p>
          </table:table-cell>
          <table:table-cell table:style-name="ce27" office:value-type="string" calcext:value-type="string">
            <text:p>Open source Challenge Management Platform</text:p>
          </table:table-cell>
          <table:table-cell table:style-name="ce27"/>
          <table:table-cell table:style-name="ce4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7" office:value-type="string" calcext:value-type="string">
            <text:p>SDGS – food</text:p>
          </table:table-cell>
          <table:table-cell table:style-name="ce27" office:value-type="string" calcext:value-type="string">
            <text:p>Food</text:p>
          </table:table-cell>
          <table:table-cell table:style-name="ce27" office:value-type="string" calcext:value-type="string">
            <text:p>Addressing global food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09.png</text:p>
          </table:table-cell>
          <table:table-cell table:style-name="ce5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7" office:value-type="string" calcext:value-type="string">
            <text:p>FAO of Unated Nations</text:p>
          </table:table-cell>
          <table:table-cell table:style-name="ce27" office:value-type="string" calcext:value-type="string">
            <text:p>FAO</text:p>
          </table:table-cell>
          <table:table-cell table:style-name="ce27" office:value-type="string" calcext:value-type="string">
            <text:p>Healthy food</text:p>
          </table:table-cell>
          <table:table-cell table:style-name="ce27" office:value-type="string" calcext:value-type="string">
            <text:p>Nature, Healthcare, Peace</text:p>
          </table:table-cell>
          <table:table-cell table:style-name="ce57" office:value-type="string" calcext:value-type="string">
            <text:p>EN_Desk-Home.jpg</text:p>
          </table:table-cell>
          <table:table-cell table:style-name="ce59" office:value-type="string" calcext:value-type="string">
            <text:p>http://www.fao.org//fileadmin/user_upload/faoweb/IYFV-2021/EN_Desk-Home.jpg</text:p>
          </table:table-cell>
          <table:table-cell table:number-columns-repeated="58"/>
        </table:table-row>
        <table:table-row table:style-name="ro3">
          <table:table-cell table:style-name="ce27" office:value-type="string" calcext:value-type="string">
            <text:p>SDGS – energy</text:p>
          </table:table-cell>
          <table:table-cell table:style-name="ce27" office:value-type="string" calcext:value-type="string">
            <text:p>Energy</text:p>
          </table:table-cell>
          <table:table-cell table:style-name="ce27" office:value-type="string" calcext:value-type="string">
            <text:p>Addressing global energy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4.png</text:p>
          </table:table-cell>
          <table:table-cell table:style-name="ce59"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7" office:value-type="string" calcext:value-type="string">
            <text:p>SDGS – water</text:p>
          </table:table-cell>
          <table:table-cell table:style-name="ce27" office:value-type="string" calcext:value-type="string">
            <text:p>Water</text:p>
          </table:table-cell>
          <table:table-cell table:style-name="ce27" office:value-type="string" calcext:value-type="string">
            <text:p>Addressing global water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3_0.png</text:p>
          </table:table-cell>
          <table:table-cell table:style-name="ce5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7" office:value-type="string" calcext:value-type="string">
            <text:p>SDGS – climate</text:p>
          </table:table-cell>
          <table:table-cell table:style-name="ce27" office:value-type="string" calcext:value-type="string">
            <text:p>Climate</text:p>
          </table:table-cell>
          <table:table-cell table:style-name="ce27" office:value-type="string" calcext:value-type="string">
            <text:p>Addressing global climate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20.png</text:p>
          </table:table-cell>
          <table:table-cell table:style-name="ce5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6" table:number-columns-repeated="2"/>
          <table:table-cell table:style-name="ce27" table:number-columns-repeated="4"/>
          <table:table-cell table:number-columns-repeated="58"/>
        </table:table-row>
        <table:table-row table:style-name="ro3">
          <table:table-cell table:style-name="Default" table:number-columns-repeated="2"/>
          <table:table-cell table:style-name="ce27" table:number-columns-repeated="4"/>
          <table:table-cell table:number-columns-repeated="58"/>
        </table:table-row>
        <table:table-row table:style-name="ro3">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7">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2">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8">
          <table:table-cell table:style-name="ce56" table:number-columns-repeated="2"/>
          <table:table-cell table:style-name="ce27" table:number-columns-repeated="4"/>
          <table:table-cell table:number-columns-repeated="58"/>
        </table:table-row>
        <table:table-row table:style-name="ro3" table:number-rows-repeated="71">
          <table:table-cell table:style-name="ce27"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24"/>
        <table:table-column table:style-name="co53" table:default-cell-style-name="ce24"/>
        <table:table-column table:style-name="co3" table:number-columns-repeated="61" table:default-cell-style-name="ce24"/>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53" table:number-columns-repeated="21"/>
          <table:table-cell table:number-columns-repeated="40"/>
        </table:table-row>
        <table:table-row table:style-name="ro3">
          <table:table-cell table:style-name="ce27" office:value-type="string" calcext:value-type="string">
            <text:p>Assistants</text:p>
          </table:table-cell>
          <table:table-cell table:style-name="ce27" office:value-type="string" calcext:value-type="string">
            <text:p>Specialists who are assisting</text:p>
          </table:table-cell>
          <table:table-cell table:number-columns-repeated="61"/>
        </table:table-row>
        <table:table-row table:style-name="ro3">
          <table:table-cell table:style-name="ce27" office:value-type="string" calcext:value-type="string">
            <text:p>Stakeholders</text:p>
          </table:table-cell>
          <table:table-cell table:style-name="ce27" office:value-type="string" calcext:value-type="string">
            <text:p>Users getting a tour</text:p>
          </table:table-cell>
          <table:table-cell table:number-columns-repeated="61"/>
        </table:table-row>
        <table:table-row table:style-name="ro3">
          <table:table-cell table:style-name="ce27" office:value-type="string" calcext:value-type="string">
            <text:p>Admins</text:p>
          </table:table-cell>
          <table:table-cell table:style-name="ce27" office:value-type="string" calcext:value-type="string">
            <text:p>Administrators</text:p>
          </table:table-cell>
          <table:table-cell table:number-columns-repeated="61"/>
        </table:table-row>
        <table:table-row table:style-name="ro3">
          <table:table-cell table:style-name="ce27" office:value-type="string" calcext:value-type="string">
            <text:p>ChallengeLeads</text:p>
          </table:table-cell>
          <table:table-cell table:style-name="ce27"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4"/>
        <table:table-column table:style-name="co36" table:default-cell-style-name="ce24"/>
        <table:table-column table:style-name="co55" table:number-columns-repeated="3" table:default-cell-style-name="ce24"/>
        <table:table-column table:style-name="co56" table:default-cell-style-name="ce24"/>
        <table:table-column table:style-name="co57" table:default-cell-style-name="ce24"/>
        <table:table-column table:style-name="co3" table:number-columns-repeated="4" table:default-cell-style-name="ce24"/>
        <table:table-column table:style-name="co58" table:default-cell-style-name="ce24"/>
        <table:table-column table:style-name="co59" table:default-cell-style-name="ce24"/>
        <table:table-column table:style-name="co60" table:default-cell-style-name="ce24"/>
        <table:table-column table:style-name="co61" table:default-cell-style-name="ce24"/>
        <table:table-column table:style-name="co62" table:default-cell-style-name="ce24"/>
        <table:table-column table:style-name="co3" table:default-cell-style-name="ce24"/>
        <table:table-column table:style-name="co63" table:default-cell-style-name="ce24"/>
        <table:table-column table:style-name="co64" table:default-cell-style-name="ce24"/>
        <table:table-column table:style-name="co3" table:number-columns-repeated="45" table:default-cell-style-name="ce24"/>
        <table:table-row table:style-name="ro4">
          <table:table-cell table:style-name="ce38" office:value-type="string" calcext:value-type="string">
            <text:p>FIRST_NAME</text:p>
          </table:table-cell>
          <table:table-cell table:style-name="ce38" office:value-type="string" calcext:value-type="string">
            <text:p>LAST_NAME</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Z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53" table:number-columns-repeated="13"/>
          <table:table-cell table:number-columns-repeated="31"/>
        </table:table-row>
        <table:table-row table:style-name="ro18">
          <table:table-cell table:style-name="ce27" office:value-type="string" calcext:value-type="string">
            <text:p>Lilliam</text:p>
          </table:table-cell>
          <table:table-cell table:style-name="ce27" office:value-type="string" calcext:value-type="string">
            <text:p>Cathie</text:p>
          </table:table-cell>
          <table:table-cell table:style-name="ce27" table:formula="of:=[.A2]&amp;&quot; &quot;&amp;[.B2]" office:value-type="string" office:string-value="Lilliam Cathie" calcext:value-type="string">
            <text:p>Lilliam Cathie</text:p>
          </table:table-cell>
          <table:table-cell table:style-name="ce27"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Admins</text:p>
          </table:table-cell>
          <table:table-cell table:style-name="ce27" table:formula="of:=[.A2]&amp;&quot;@&quot;&amp;[.B2]&amp;&quot;.com&quot;" office:value-type="string" office:string-value="Lilliam@Cathie.com" calcext:value-type="string">
            <text:p>Lilliam@Cathie.com</text:p>
          </table:table-cell>
          <table:table-cell table:style-name="ce27" office:value-type="string" calcext:value-type="string">
            <text:p>397-113-1319</text:p>
          </table:table-cell>
          <table:table-cell table:style-name="ce27" office:value-type="string" calcext:value-type="string">
            <text:p>Leeuward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21841&amp;color=fff" calcext:value-type="string">
            <text:p>https://eu.ui-avatars.com/api/?name=Lilliam+Cathie&amp;background=A21841&amp;color=fff</text:p>
          </table:table-cell>
          <table:table-cell table:style-name="ce27" office:value-type="string" calcext:value-type="string">
            <text:p>DBK</text:p>
          </table:table-cell>
          <table:table-cell table:style-name="ce27" office:value-type="string" calcext:value-type="string">
            <text:p>Account Executive</text:p>
          </table:table-cell>
          <table:table-cell table:style-name="ce27" office:value-type="string" calcext:value-type="string">
            <text:p>fermentum donec ut mauris eget massa tempor convallis nulla neque libero convallis eget eleifend luctus ultricies eu nibh</text:p>
          </table:table-cell>
          <table:table-cell table:style-name="ce27" office:value-type="string" calcext:value-type="string">
            <text:p>Accounting,Audit,Business development,Circular economy,Investing/funding,Research</text:p>
          </table:table-cell>
          <table:table-cell table:style-name="ce27"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841" calcext:value-type="string">
            <text:p>A21841</text:p>
          </table:table-cell>
          <table:table-cell table:number-columns-repeated="44"/>
        </table:table-row>
        <table:table-row table:style-name="ro18">
          <table:table-cell table:style-name="ce27" office:value-type="string" calcext:value-type="string">
            <text:p>Dorcas</text:p>
          </table:table-cell>
          <table:table-cell table:style-name="ce27" office:value-type="string" calcext:value-type="string">
            <text:p>Christinia</text:p>
          </table:table-cell>
          <table:table-cell table:style-name="ce27" table:formula="of:=[.A3]&amp;&quot; &quot;&amp;[.B3]" office:value-type="string" office:string-value="Dorcas Christinia" calcext:value-type="string">
            <text:p>Dorcas Christinia</text:p>
          </table:table-cell>
          <table:table-cell table:style-name="ce27"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Stakeholders</text:p>
          </table:table-cell>
          <table:table-cell table:style-name="ce27" table:formula="of:=[.A3]&amp;&quot;@&quot;&amp;[.B3]&amp;&quot;.com&quot;" office:value-type="string" office:string-value="Dorcas@Christinia.com" calcext:value-type="string">
            <text:p>Dorcas@Christinia.com</text:p>
          </table:table-cell>
          <table:table-cell table:style-name="ce27" office:value-type="string" calcext:value-type="string">
            <text:p>304-105-171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91933&amp;color=fff" calcext:value-type="string">
            <text:p>https://eu.ui-avatars.com/api/?name=Dorcas+Christinia&amp;background=A91933&amp;color=fff</text:p>
          </table:table-cell>
          <table:table-cell table:style-name="ce27" office:value-type="string" calcext:value-type="string">
            <text:p>Sigbar</text:p>
          </table:table-cell>
          <table:table-cell table:style-name="ce27" office:value-type="string" calcext:value-type="string">
            <text:p>Chemical Engineer</text:p>
          </table:table-cell>
          <table:table-cell table:style-name="ce27" office:value-type="string" calcext:value-type="string">
            <text:p>posuere cubilia curae nulla dapibus dolor vel est donec odio justo sollicitudin ut suscipit a feugiat</text:p>
          </table:table-cell>
          <table:table-cell table:style-name="ce27" office:value-type="string" calcext:value-type="string">
            <text:p>Business development,Circular economy,Pitching and presenting,Project management,Research,Microbiology</text:p>
          </table:table-cell>
          <table:table-cell table:style-name="ce27"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1933" calcext:value-type="string">
            <text:p>A91933</text:p>
          </table:table-cell>
          <table:table-cell table:number-columns-repeated="44"/>
        </table:table-row>
        <table:table-row table:style-name="ro18">
          <table:table-cell table:style-name="ce27" office:value-type="string" calcext:value-type="string">
            <text:p>Ebonie</text:p>
          </table:table-cell>
          <table:table-cell table:style-name="ce27" office:value-type="string" calcext:value-type="string">
            <text:p>Almeda</text:p>
          </table:table-cell>
          <table:table-cell table:style-name="ce27" table:formula="of:=[.A4]&amp;&quot; &quot;&amp;[.B4]" office:value-type="string" office:string-value="Ebonie Almeda" calcext:value-type="string">
            <text:p>Ebonie Almeda</text:p>
          </table:table-cell>
          <table:table-cell table:style-name="ce27"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Assistants</text:p>
          </table:table-cell>
          <table:table-cell table:style-name="ce27" table:formula="of:=[.A4]&amp;&quot;@&quot;&amp;[.B4]&amp;&quot;.com&quot;" office:value-type="string" office:string-value="Ebonie@Almeda.com" calcext:value-type="string">
            <text:p>Ebonie@Almeda.com</text:p>
          </table:table-cell>
          <table:table-cell table:style-name="ce27" office:value-type="string" calcext:value-type="string">
            <text:p>888-733-7554</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52927&amp;color=fff" calcext:value-type="string">
            <text:p>https://eu.ui-avatars.com/api/?name=Ebonie+Almeda&amp;background=A52927&amp;color=fff</text:p>
          </table:table-cell>
          <table:table-cell table:style-name="ce27" office:value-type="string" calcext:value-type="string">
            <text:p>Sigbar</text:p>
          </table:table-cell>
          <table:table-cell table:style-name="ce27" office:value-type="string" calcext:value-type="string">
            <text:p>Biostatistician IV</text:p>
          </table:table-cell>
          <table:table-cell table:style-name="ce27" office:value-type="string" calcext:value-type="string">
            <text:p>viverra dapibus nulla suscipit ligula in lacus curabitur at ipsum ac tellus semper interdum mauris ullamcorper</text:p>
          </table:table-cell>
          <table:table-cell table:style-name="ce27" office:value-type="string" calcext:value-type="string">
            <text:p>Project management,Research,Technical</text:p>
          </table:table-cell>
          <table:table-cell table:style-name="ce27"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2927" calcext:value-type="string">
            <text:p>A52927</text:p>
          </table:table-cell>
          <table:table-cell table:number-columns-repeated="44"/>
        </table:table-row>
        <table:table-row table:style-name="ro18">
          <table:table-cell table:style-name="ce27" office:value-type="string" calcext:value-type="string">
            <text:p>Lilliam</text:p>
          </table:table-cell>
          <table:table-cell table:style-name="ce27" office:value-type="string" calcext:value-type="string">
            <text:p>Sonny</text:p>
          </table:table-cell>
          <table:table-cell table:style-name="ce27" table:formula="of:=[.A5]&amp;&quot; &quot;&amp;[.B5]" office:value-type="string" office:string-value="Lilliam Sonny" calcext:value-type="string">
            <text:p>Lilliam Sonny</text:p>
          </table:table-cell>
          <table:table-cell table:style-name="ce27"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ChallengeLeads</text:p>
          </table:table-cell>
          <table:table-cell table:style-name="ce27" table:formula="of:=[.A5]&amp;&quot;@&quot;&amp;[.B5]&amp;&quot;.com&quot;" office:value-type="string" office:string-value="Lilliam@Sonny.com" calcext:value-type="string">
            <text:p>Lilliam@Sonny.com</text:p>
          </table:table-cell>
          <table:table-cell table:style-name="ce27" office:value-type="string" calcext:value-type="string">
            <text:p>323-455-1267</text:p>
          </table:table-cell>
          <table:table-cell table:style-name="ce27" office:value-type="string" calcext:value-type="string">
            <text:p>Mutton</text:p>
          </table:table-cell>
          <table:table-cell table:style-name="ce27" office:value-type="string" calcext:value-type="string">
            <text:p>Scotland</text:p>
          </table:table-cell>
          <table:table-cell table:style-name="ce27"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59962&amp;color=fff" calcext:value-type="string">
            <text:p>https://eu.ui-avatars.com/api/?name=Lilliam+Sonny&amp;background=A59962&amp;color=fff</text:p>
          </table:table-cell>
          <table:table-cell table:style-name="ce27" office:value-type="string" calcext:value-type="string">
            <text:p>CherryTwist</text:p>
          </table:table-cell>
          <table:table-cell table:style-name="ce27" office:value-type="string" calcext:value-type="string">
            <text:p>Physical Therapy Assistant</text:p>
          </table:table-cell>
          <table:table-cell table:style-name="ce27" office:value-type="string" calcext:value-type="string">
            <text:p>odio porttitor id consequat in consequat ut nulla sed accumsan felis ut at dolor quis odio consequat</text:p>
          </table:table-cell>
          <table:table-cell table:style-name="ce27" office:value-type="string" calcext:value-type="string">
            <text:p>Accounting,Banking,Ethics,Financial</text:p>
          </table:table-cell>
          <table:table-cell table:style-name="ce27"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962" calcext:value-type="string">
            <text:p>A59962</text:p>
          </table:table-cell>
          <table:table-cell table:number-columns-repeated="44"/>
        </table:table-row>
        <table:table-row table:style-name="ro18">
          <table:table-cell table:style-name="ce27" office:value-type="string" calcext:value-type="string">
            <text:p>Kathern</text:p>
          </table:table-cell>
          <table:table-cell table:style-name="ce27" office:value-type="string" calcext:value-type="string">
            <text:p>Keira</text:p>
          </table:table-cell>
          <table:table-cell table:style-name="ce27" table:formula="of:=[.A6]&amp;&quot; &quot;&amp;[.B6]" office:value-type="string" office:string-value="Kathern Keira" calcext:value-type="string">
            <text:p>Kathern Keira</text:p>
          </table:table-cell>
          <table:table-cell table:style-name="ce27"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table:table-cell table:style-name="ce27" table:formula="of:=[.A6]&amp;&quot;@&quot;&amp;[.B6]&amp;&quot;.com&quot;" office:value-type="string" office:string-value="Kathern@Keira.com" calcext:value-type="string">
            <text:p>Kathern@Keira.com</text:p>
          </table:table-cell>
          <table:table-cell table:style-name="ce27" office:value-type="string" calcext:value-type="string">
            <text:p>181-434-4769</text:p>
          </table:table-cell>
          <table:table-cell table:style-name="ce27" office:value-type="string" calcext:value-type="string">
            <text:p>Den Haag</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28949&amp;color=fff" calcext:value-type="string">
            <text:p>https://eu.ui-avatars.com/api/?name=Kathern+Keira&amp;background=A28949&amp;color=fff</text:p>
          </table:table-cell>
          <table:table-cell table:style-name="ce27" office:value-type="string" calcext:value-type="string">
            <text:p>Anton, Inc.,</text:p>
          </table:table-cell>
          <table:table-cell table:style-name="ce27" office:value-type="string" calcext:value-type="string">
            <text:p>Senior Editor</text:p>
          </table:table-cell>
          <table:table-cell table:style-name="ce27" office:value-type="string" calcext:value-type="string">
            <text:p>proin interdum mauris non ligula pellentesque ultrices phasellus id sapien in sapien iaculis congue vivamus metus</text:p>
          </table:table-cell>
          <table:table-cell table:style-name="ce27" office:value-type="string" calcext:value-type="string">
            <text:p>Blockchain technologies (no coding skills),Business development,Investing/funding,IOT,Legal,Product management,Research</text:p>
          </table:table-cell>
          <table:table-cell table:style-name="ce27"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8949" calcext:value-type="string">
            <text:p>A28949</text:p>
          </table:table-cell>
          <table:table-cell table:number-columns-repeated="44"/>
        </table:table-row>
        <table:table-row table:style-name="ro18">
          <table:table-cell table:style-name="ce27" office:value-type="string" calcext:value-type="string">
            <text:p>Elijah</text:p>
          </table:table-cell>
          <table:table-cell table:style-name="ce27" office:value-type="string" calcext:value-type="string">
            <text:p>Kena</text:p>
          </table:table-cell>
          <table:table-cell table:style-name="ce27" table:formula="of:=[.A7]&amp;&quot; &quot;&amp;[.B7]" office:value-type="string" office:string-value="Elijah Kena" calcext:value-type="string">
            <text:p>Elijah Kena</text:p>
          </table:table-cell>
          <table:table-cell table:style-name="ce27" table:formula="of:=LEFT([.A7]&amp;[.B7];20)" office:value-type="string" office:string-value="ElijahKena" calcext:value-type="string">
            <text:p>Elijah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Stakeholders</text:p>
          </table:table-cell>
          <table:table-cell table:style-name="ce27" table:formula="of:=[.A7]&amp;&quot;@&quot;&amp;[.B7]&amp;&quot;.com&quot;" office:value-type="string" office:string-value="Elijah@Kena.com" calcext:value-type="string">
            <text:p>Elijah@Kena.com</text:p>
          </table:table-cell>
          <table:table-cell table:style-name="ce27" office:value-type="string" calcext:value-type="string">
            <text:p>196-687-5811</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44885&amp;color=fff" calcext:value-type="string">
            <text:p>https://eu.ui-avatars.com/api/?name=Elijah+Kena&amp;background=A44885&amp;color=fff</text:p>
          </table:table-cell>
          <table:table-cell table:style-name="ce27" office:value-type="string" calcext:value-type="string">
            <text:p>Sigbar</text:p>
          </table:table-cell>
          <table:table-cell table:style-name="ce27" office:value-type="string" calcext:value-type="string">
            <text:p>Administrative Officer</text:p>
          </table:table-cell>
          <table:table-cell table:style-name="ce27" office:value-type="string" calcext:value-type="string">
            <text:p>curae donec pharetra magna vestibulum aliquet ultrices erat tortor sollicitudin mi sit amet lobortis</text:p>
          </table:table-cell>
          <table:table-cell table:style-name="ce27" office:value-type="string" calcext:value-type="string">
            <text:p>Technical</text:p>
          </table:table-cell>
          <table:table-cell table:style-name="ce27"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4885" calcext:value-type="string">
            <text:p>A44885</text:p>
          </table:table-cell>
          <table:table-cell table:number-columns-repeated="44"/>
        </table:table-row>
        <table:table-row table:style-name="ro18">
          <table:table-cell table:style-name="ce27" office:value-type="string" calcext:value-type="string">
            <text:p>Madalyn</text:p>
          </table:table-cell>
          <table:table-cell table:style-name="ce27" office:value-type="string" calcext:value-type="string">
            <text:p>Jerold</text:p>
          </table:table-cell>
          <table:table-cell table:style-name="ce27" table:formula="of:=[.A8]&amp;&quot; &quot;&amp;[.B8]" office:value-type="string" office:string-value="Madalyn Jerold" calcext:value-type="string">
            <text:p>Madalyn Jerold</text:p>
          </table:table-cell>
          <table:table-cell table:style-name="ce27"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Assistants</text:p>
          </table:table-cell>
          <table:table-cell table:style-name="ce27" table:formula="of:=[.A8]&amp;&quot;@&quot;&amp;[.B8]&amp;&quot;.com&quot;" office:value-type="string" office:string-value="Madalyn@Jerold.com" calcext:value-type="string">
            <text:p>Madalyn@Jerold.com</text:p>
          </table:table-cell>
          <table:table-cell table:style-name="ce27" office:value-type="string" calcext:value-type="string">
            <text:p>170-596-1269</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76978&amp;color=fff" calcext:value-type="string">
            <text:p>https://eu.ui-avatars.com/api/?name=Madalyn+Jerold&amp;background=A76978&amp;color=fff</text:p>
          </table:table-cell>
          <table:table-cell table:style-name="ce27" office:value-type="string" calcext:value-type="string">
            <text:p>MendelBouman</text:p>
          </table:table-cell>
          <table:table-cell table:style-name="ce27" office:value-type="string" calcext:value-type="string">
            <text:p>Pharmacist</text:p>
          </table:table-cell>
          <table:table-cell table:style-name="ce27" office:value-type="string" calcext:value-type="string">
            <text:p>dapibus dolor vel est donec odio justo sollicitudin ut suscipit a feugiat et eros vestibulum ac est lacinia</text:p>
          </table:table-cell>
          <table:table-cell table:style-name="ce27" office:value-type="string" calcext:value-type="string">
            <text:p>Artificial intelligence,Blockchain technologies (no coding skills),Ethics,Financial,Pitching and presenting,Product management,Project management,Research,Technical</text:p>
          </table:table-cell>
          <table:table-cell table:style-name="ce27"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978" calcext:value-type="string">
            <text:p>A76978</text:p>
          </table:table-cell>
          <table:table-cell table:number-columns-repeated="44"/>
        </table:table-row>
        <table:table-row table:style-name="ro18">
          <table:table-cell table:style-name="ce27" office:value-type="string" calcext:value-type="string">
            <text:p>Alisha</text:p>
          </table:table-cell>
          <table:table-cell table:style-name="ce27" office:value-type="string" calcext:value-type="string">
            <text:p>Rutha</text:p>
          </table:table-cell>
          <table:table-cell table:style-name="ce27" table:formula="of:=[.A9]&amp;&quot; &quot;&amp;[.B9]" office:value-type="string" office:string-value="Alisha Rutha" calcext:value-type="string">
            <text:p>Alisha Rutha</text:p>
          </table:table-cell>
          <table:table-cell table:style-name="ce27"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Admins</text:p>
          </table:table-cell>
          <table:table-cell table:style-name="ce27" table:formula="of:=[.A9]&amp;&quot;@&quot;&amp;[.B9]&amp;&quot;.com&quot;" office:value-type="string" office:string-value="Alisha@Rutha.com" calcext:value-type="string">
            <text:p>Alisha@Rutha.com</text:p>
          </table:table-cell>
          <table:table-cell table:style-name="ce27" office:value-type="string" calcext:value-type="string">
            <text:p>590-632-685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24387&amp;color=fff" calcext:value-type="string">
            <text:p>https://eu.ui-avatars.com/api/?name=Alisha+Rutha&amp;background=A24387&amp;color=fff</text:p>
          </table:table-cell>
          <table:table-cell table:style-name="ce27" office:value-type="string" calcext:value-type="string">
            <text:p>HappyShip</text:p>
          </table:table-cell>
          <table:table-cell table:style-name="ce27" office:value-type="string" calcext:value-type="string">
            <text:p>Media Manager II</text:p>
          </table:table-cell>
          <table:table-cell table:style-name="ce27" office:value-type="string" calcext:value-type="string">
            <text:p>sapien arcu sed augue aliquam erat volutpat in congue etiam justo etiam pretium iaculis</text:p>
          </table:table-cell>
          <table:table-cell table:style-name="ce27" office:value-type="string" calcext:value-type="string">
            <text:p>Research,UI &amp; UX Design</text:p>
          </table:table-cell>
          <table:table-cell table:style-name="ce27"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4387" calcext:value-type="string">
            <text:p>A24387</text:p>
          </table:table-cell>
          <table:table-cell table:number-columns-repeated="44"/>
        </table:table-row>
        <table:table-row table:style-name="ro18">
          <table:table-cell table:style-name="ce27" office:value-type="string" calcext:value-type="string">
            <text:p>Luvenia</text:p>
          </table:table-cell>
          <table:table-cell table:style-name="ce27" office:value-type="string" calcext:value-type="string">
            <text:p>Kena</text:p>
          </table:table-cell>
          <table:table-cell table:style-name="ce27" table:formula="of:=[.A10]&amp;&quot; &quot;&amp;[.B10]" office:value-type="string" office:string-value="Luvenia Kena" calcext:value-type="string">
            <text:p>Luvenia Kena</text:p>
          </table:table-cell>
          <table:table-cell table:style-name="ce27"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ChallengeLeads</text:p>
          </table:table-cell>
          <table:table-cell table:style-name="ce27" table:formula="of:=[.A10]&amp;&quot;@&quot;&amp;[.B10]&amp;&quot;.com&quot;" office:value-type="string" office:string-value="Luvenia@Kena.com" calcext:value-type="string">
            <text:p>Luvenia@Kena.com</text:p>
          </table:table-cell>
          <table:table-cell table:style-name="ce27" office:value-type="string" calcext:value-type="string">
            <text:p>605-247-8055</text:p>
          </table:table-cell>
          <table:table-cell table:style-name="ce27" office:value-type="string" calcext:value-type="string">
            <text:p>London Dungeon</text:p>
          </table:table-cell>
          <table:table-cell table:style-name="ce27" office:value-type="string" calcext:value-type="string">
            <text:p>Untied Kingdom</text:p>
          </table:table-cell>
          <table:table-cell table:style-name="ce27"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56136&amp;color=fff" calcext:value-type="string">
            <text:p>https://eu.ui-avatars.com/api/?name=Luvenia+Kena&amp;background=A56136&amp;color=fff</text:p>
          </table:table-cell>
          <table:table-cell table:style-name="ce27" office:value-type="string" calcext:value-type="string">
            <text:p>Fringe Planet</text:p>
          </table:table-cell>
          <table:table-cell table:style-name="ce27" office:value-type="string" calcext:value-type="string">
            <text:p>Graphic Designer</text:p>
          </table:table-cell>
          <table:table-cell table:style-name="ce27" office:value-type="string" calcext:value-type="string">
            <text:p>pellentesque quisque porta volutpat erat quisque erat eros viverra eget congue eget semper rutrum nulla nunc purus phasellus</text:p>
          </table:table-cell>
          <table:table-cell table:style-name="ce27" office:value-type="string" calcext:value-type="string">
            <text:p>Banking,Blockchain technologies (no coding skills),Business development,Pitching and presenting</text:p>
          </table:table-cell>
          <table:table-cell table:style-name="ce27"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136" calcext:value-type="string">
            <text:p>A56136</text:p>
          </table:table-cell>
          <table:table-cell table:number-columns-repeated="44"/>
        </table:table-row>
        <table:table-row table:style-name="ro3" table:number-rows-repeated="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1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5">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8">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14">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8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38">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3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2">
          <table:table-cell table:style-name="ce27"/>
          <table:table-cell/>
          <table:table-cell table:style-name="ce27" table:number-columns-repeated="2"/>
          <table:table-cell table:style-name="ce27" table:content-validation-name="val7"/>
          <table:table-cell table:style-name="ce27"/>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3" table:number-rows-repeated="9">
          <table:table-cell table:style-name="ce27"/>
          <table:table-cell/>
          <table:table-cell table:style-name="ce27" table:number-columns-repeated="4"/>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24"/>
        <table:table-column table:style-name="co34" table:number-columns-repeated="63" table:default-cell-style-name="ce24"/>
        <table:table-row table:style-name="ro3">
          <table:table-cell table:style-name="ce53"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6">00/00/0000</text:date>, <text:time style:data-style-name="N2" text:time-value="15:33:13.01627888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0-06T15:34:47.016912096</dc:date>
    <meta:editing-cycles>228</meta:editing-cycles>
    <meta:editing-duration>P3DT11H39M54S</meta:editing-duration>
    <meta:document-statistic meta:table-count="12" meta:cell-count="777" meta:object-count="0"/>
  </office:meta>
</office:document-meta>
</file>